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Arduino AlaMode pour Raspberry Pi</text:p>
          </table:table-cell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ra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eint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tisseur de voltage (12V à 5V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06:00.578773185</dc:date>
    <dc:creator>Poste 1</dc:creator>
    <meta:editing-duration>PT11M</meta:editing-duration>
    <meta:editing-cycles>1</meta:editing-cycles>
    <meta:document-statistic meta:table-count="1" meta:cell-count="40" meta:object-count="0"/>
    <meta:generator>LibreOffice/4.2.7.2$Linux_X86_64 LibreOffice_project/420m0$Build-2</meta:generator>
  </office:meta>
</office:document-meta>
</file>